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6.9215in" table:align="left"/>
    </style:style>
    <style:style style:name="Таблица1.A" style:family="table-column">
      <style:table-column-properties style:column-width="0.3014in"/>
    </style:style>
    <style:style style:name="Таблица1.B" style:family="table-column">
      <style:table-column-properties style:column-width="1.5486in"/>
    </style:style>
    <style:style style:name="Таблица1.C" style:family="table-column">
      <style:table-column-properties style:column-width="3.3313in"/>
    </style:style>
    <style:style style:name="Таблица1.D" style:family="table-column">
      <style:table-column-properties style:column-width="1.7403in"/>
    </style:style>
    <style:style style:name="Таблица1.A1" style:family="table-cell">
      <style:table-cell-properties style:vertical-align="bottom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style:vertical-align="bottom" fo:background-color="transparent" fo:padding="0.0382in" fo:border="0.0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style:vertical-align="bottom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5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6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7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8" style:family="paragraph" style:parent-style-name="Standard" style:list-style-name="L14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39" style:family="paragraph" style:parent-style-name="Standard" style:list-style-name="L1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6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30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6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0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8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51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52" style:family="paragraph" style:parent-style-name="Standard" style:list-style-name="L1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1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2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2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2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18">
      <style:paragraph-properties fo:line-height="150%" fo:text-align="justify" style:justify-single-word="false"/>
    </style:style>
    <style:style style:name="P63" style:family="paragraph" style:parent-style-name="Standard" style:list-style-name="L22">
      <style:paragraph-properties fo:line-height="150%" fo:text-align="justify" style:justify-single-word="false"/>
    </style:style>
    <style:style style:name="P64" style:family="paragraph" style:parent-style-name="Standard" style:list-style-name="L2">
      <style:paragraph-properties fo:margin-left="0.2744in" fo:margin-right="0in" fo:line-height="150%" fo:text-align="justify" style:justify-single-word="false" fo:text-indent="-0.25in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65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bold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style:font-name-asian="Droid Sans Fallback" style:font-name-complex="Lohit Hindi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language="ru" fo:country="RU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bold"/>
    </style:style>
    <style:style style:name="T9" style:family="text">
      <style:text-properties fo:font-variant="normal" fo:text-transform="none" fo:color="#000000" fo:letter-spacing="normal" fo:language="uk" fo:country="UA"/>
    </style:style>
    <style:style style:name="T10" style:family="text">
      <style:text-properties fo:font-variant="normal" fo:text-transform="none" fo:color="#000000" fo:letter-spacing="normal" fo:language="uk" fo:country="UA" fo:font-style="normal" fo:font-weight="normal"/>
    </style:style>
    <style:style style:name="T11" style:family="text">
      <style:text-properties fo:font-variant="normal" fo:text-transform="none" fo:color="#000000" fo:letter-spacing="normal" fo:language="en" fo:country="US"/>
    </style:style>
    <style:style style:name="T1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3" style:family="text"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Times New Roman1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Times New Roman1" fo:letter-spacing="normal" fo:language="uk" fo:country="UA"/>
    </style:style>
    <style:style style:name="T17" style:family="text">
      <style:text-properties fo:font-variant="normal" fo:text-transform="none" fo:color="#000000" style:font-name="arial" fo:letter-spacing="normal" fo:font-style="normal" fo:font-weight="bold"/>
    </style:style>
    <style:style style:name="T18" style:family="text">
      <style:text-properties fo:font-variant="normal" fo:text-transform="none" fo:color="#000000" style:font-name="Times New Roman" fo:letter-spacing="normal" fo:font-style="normal"/>
    </style:style>
    <style:style style:name="T19" style:family="text">
      <style:text-properties fo:font-variant="normal" fo:text-transform="none" fo:color="#000000" style:font-name="Times New Roman" fo:letter-spacing="normal" fo:font-style="normal" fo:font-weight="bold"/>
    </style:style>
    <style:style style:name="T20" style:family="text">
      <style:text-properties fo:language="en" fo:country="US"/>
    </style:style>
    <style:style style:name="T21" style:family="text">
      <style:text-properties fo:language="uk" fo:country="UA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Розділ I</text:p>
      <text:p text:style-name="P11">Деривація та способи словотворення в СУЛМ</text:p>
      <text:p text:style-name="P12">Словотвір як окрема галузь лінгвістичної науки формується протягом останніх десятиліть. Дедалі чіткіше вимальовуються контури цієї мовознавчої дисципліни, уточнюються її основні поняття і терміни, визначаються й нові напрями досліджень.</text:p>
      <text:p text:style-name="P12">Термін “деривація” має двояке значення:</text:p>
      <text:list xml:id="list132400116" text:style-name="L1">
        <text:list-item>
          <text:p text:style-name="P24">це сама система словотвірної будови мови, яка утворювалася за своїми внутрішніми законами протягом усього історичного розвитку мови; [<text:span text:style-name="T7">Вакарюк Л., Панцьо С. Українська мова. Морфеміка і словотвір. — Тернопіль, 2004, C. 89</text:span>]</text:p>
        </text:list-item>
        <text:list-item>
          <text:p text:style-name="P24">вчення про словотвірну будову мови як мовознавчу дисципліну, Перше значення — словотвір як процес є первинним, а друге — словотвір як вчення про словотвірну будову мови — вторинним [Ковалик І. Вчення про словотвір. Вип. 2. — Львів, 1961, С. 54 ]</text:p>
        </text:list-item>
      </text:list>
      <text:p text:style-name="P12">Словотвір, як і мову в цілому, можна вивчати у двох аспектах: діахронічному і синхронічному.</text:p>
      <text:p text:style-name="P12"><text:span text:style-name="T22">Діахронічний</text:span> (історичний) словотвір — це вчення про словотвірні процеси та закономірності, які простежуються у похідних словах; про формування словотвірної системи мови, її зміни, розвиток, зміни у структурі похідних слів.</text:p>
      <text:p text:style-name="P12"><text:span text:style-name="T22">Синхронічний</text:span> (описовий) — це вчення про похідну лексику у її взаємовідношенні з іншими словами на певному етапі розвитку мови протягом певного часу. <text:s text:c="72"/></text:p>
      <text:p text:style-name="P12">[<text:span text:style-name="T7">Вакарюк Л., Панцьо С. Українська мова. Морфеміка і словотвір. -- Тернопіль, 2004, C. 89</text:span>]</text:p>
      <text:p text:style-name="P12"/>
      <text:p text:style-name="P12">Об’єктом <text:s/>словотвору є слово, яке вивчається також в інших розділах лінгвістичної <text:soft-page-break/>науки. У словотворі розглядаються не всі слова, а тільки похідні і не самі по собі, а в їх відношеннях з відповідними твірними, у їх зв’язку з іншими похідними, однотипними за способом словотворення, за моделлю. Компонентами словотвірних відношень є похідність за формою і мотивованість за смислом. Отже, об’єктом словотвору є похідні лексичні одиниці, які розглядаються не лише як окремі похідні слова, а як певні категорії слів, що мають спільні формальні і семантичні ознаки. Об’єкт словотвору визначає і його завдання. Основними завданнями словотвору є вивчення структури похідного слова, його складових частин та різних взаємозв’язків між ними. До важливих завдань словотвору належать:</text:p>
      <text:list xml:id="list1425978284" text:style-name="L2">
        <text:list-item>
          <text:p text:style-name="P25">вивчення конкретних формальних і семантичних ознак похідних слів, якими вони відрізняються від непохідних;</text:p>
        </text:list-item>
        <text:list-item>
          <text:p text:style-name="P25">встановлення принципів розрізнення похідних і непохідних слів, вивчення способів словотворення, словотворчих ресурсів, за якими визначається спосіб словотворення;</text:p>
        </text:list-item>
        <text:list-item>
          <text:p text:style-name="P25">виявлення основних закономірностей і тенденцій, що активно діють у словотворчих процесах постійного збагачення лексичного складу новими утвореннями</text:p>
          <text:p text:style-name="P64">[Словотвір сучасної української літературної мови. — К., 1979, С. 7] </text:p>
        </text:list-item>
      </text:list>
      <text:p text:style-name="P12"/>
      <text:p text:style-name="P12">Похідне слово — це найменша одиниця словотвірної системи. З формального боку її треба трактувати як найменше “синтагматичне ціле”, як комбінацію одиниць нижчого порядку.</text:p>
      <text:p text:style-name="P12">Похідне слово — центр, точка перетину формальних та семантичних зв’язків. Словотвірна структура похідних слів має подвійну природу: залежність від частини мови твірної основи і частини мови самої похідної основи.</text:p>
      <text:p text:style-name="P12">Похідне слово виникає в мові як результат процесів словотворення, які у підсумку <text:soft-page-break/>зводяться до процесів комбінаторики та<text:span text:style-name="T1"> «складання» морфем. Розуміння реальних шляхів виникнення похідного слова зумовлює можливість адекватного аналізу </text:span><text:span text:style-name="T1">його формальної організації шляхом аналізу окремих компонентів його структур</text:span><text:span text:style-name="T2">‪‫‪‏‪</text:span><text:span text:style-name="T3"> </text:span><text:span text:style-name="T1">— твірної основи і форманта.</text:span></text:p>
      <text:p text:style-name="P12"><text:span text:style-name="T1">Комбінаторний характер похідного слова в ході здійснення словотвірного аналізу вимагає не лише виявлення твірної основи та форманта, а, насамперед, — з’ясуваня словотвірної структури похідного слова. Термін «словотвірна структура похідного слова» набув поширення у науковій літературі, однак розуміється вченими по-різномі і досить часто сплутується з іншим терміном — «морфемна </text:span><text:span text:style-name="T1">(морфологічна) структура слова».</text:span></text:p>
      <text:p text:style-name="P9">Словотвірна стуктура — це подільність слова на елементи, які безпосередньо беруть участь у творенні даного слова.</text:p>
      <text:p text:style-name="P9">Отже, словотвірна структура слова — це поняття, значно ширше, ніж поняття морфемної будови (стуктури), оскільки за допомогою цього поняття виявляється сукупність тих словотворчих елементів, які виражають не лише форму, але й зміст похідного слова.</text:p>
      <text:p text:style-name="P9">Незважаючи на той факт, що словотвірна структура пов’язана, головним чином, з формальним боком похідного слова, через неї виражається словотвірне значення. При чому бінарність формальних засобів зумовлює і бінарність наявного у похідному слові словотвірного значення. Всі афікси у слові мають зв’язане значення, яке реалізується лише в єдності зі значенням відповідної основи. Тому обидва структурні елементи слова хоча і сприймаються як «рівноправні партнери словотвірної моделі», виступають як компоненти взаємопов’язані та взаємозумовлені.</text:p>
      <text:p text:style-name="P9">Як формальна, так і смислова структура похідного слова може бути виявлена лише як результат зіставлення двох одиниць — твірного слова та похідного. Як свідчать диференційні ознаки похідності, а також критерій Г. Винокура, будь-яке похідне <text:soft-page-break/>слово завжди має поруч із собою слово твірне.</text:p>
      <text:p text:style-name="P9">Похідне та його твірне слово у словотвірній парі мають різний характер. Похідне слово структурою та семантикою зумовлюється твірним. Це означає, що будь-яке похідне слово з «необхідністю» «шукає» своє твірне, а тому зіставлення членів словотвірної пари відбувається в напрямку від похідного <text:span text:style-name="T21">д</text:span>о твірного, хоча сам процес словотворення відбувається у зворотньому напрямку: від твірного до похідного, наприклад: край → краянин.</text:p>
      <text:p text:style-name="P9">Твірн<text:span text:style-name="T21">е</text:span> слово відображає джерело деривації, а також — опосередковано — і спосіб його творення. Основа похідного слова завжди містить у собі «натяк» на безпосередньо мотивувальне слово, яке цілком або частково входить до семантичної формули похідного слова.</text:p>
      <text:p text:style-name="P9">Твірне слово разом із похідним складають таку комплексну одиницю словотвірної системи, як словотвірна пара.</text:p>
      <text:p text:style-name="P9">Словотвірна пара — це таке зіставлення однокореневих слів, при якому одне з них включає мотиватор, інше, крім мотиватора, — ще й формант.</text:p>
      <text:p text:style-name="P9">Наприклад: інструмент → інструментарій, міський → приміський, комедія → комедіант та ін.</text:p>
      <text:p text:style-name="P9">Словотвірна пара як комплексна одиниця принципово важлива в системі словотвору. Це пояснюється рядом причин. Так, максимальна об’єктивність результатів словотвірного аналізу слова може бути досягнута лише за умови, коли цей аналіз здійснюватиметься на базі словотвірної пари.</text:p>
      <text:p text:style-name="P9">Словотвірна пара — це мінімальний, бінарний ланцюжок, який є складовим елементом словотвірного гнізда.</text:p>
      <text:p text:style-name="P9">[<text:span text:style-name="T7">Вакарюк Л., Панцьо С. Українська мова. Морфеміка і словотвір. </text:span><text:span text:style-name="T7">—</text:span><text:span text:style-name="T7"> Тернопіль, 2004, C. </text:span><text:span text:style-name="T10">100</text:span><text:span text:style-name="T7">—</text:span><text:span text:style-name="T7">105</text:span>]</text:p>
      <text:p text:style-name="P9"/>
      <text:p text:style-name="P9">Найменша <text:span text:style-name="T21">комплексна одиниця словотвірної системи</text:span> називається словотвірним <text:soft-page-break/>типом. Він становить одне з центральних понять системи словотворення. Словотвірний тип — це група слів однієї частини мови, які побудовані за єдиною схемою і об'єднуються за такими рисами:</text:p>
      <text:list xml:id="list315671451" text:style-name="L3">
        <text:list-item>
          <text:p text:style-name="P31">спільністю частиномовної належності твірних слів;</text:p>
        </text:list-item>
        <text:list-item>
          <text:p text:style-name="P31">спільністю (за значенням і структурою) форманта або навіть і способу словотворення (тобто спільністю формального зв'язку між твірним і похідним);</text:p>
        </text:list-item>
        <text:list-item>
          <text:p text:style-name="P31">спільністю словотвірного значення (тобто спільністю семантичного зв'язку між твірним і похідним). Словотвірний тип — це схема побудови слів певної <text:span text:style-name="T21">частини</text:span> мови. </text:p>
        </text:list-item>
      </text:list>
      <text:p text:style-name="P9">Між похідним словом і твірною базою існують такі різновиди семантичних відношень (семантичної мотивації):</text:p>
      <text:list xml:id="list2036532659" text:style-name="L4">
        <text:list-item>
          <text:p text:style-name="P32">Транспозиційні відношення. При транспозиції твірного в похідне лексичне значення залишається незмінним, а саме твірне переходить в іншу частину мови, набуваючи нових категоріальних і граматичних ознак: перескладати <text:span text:style-name="T20">→ </text:span><text:span text:style-name="T21">перескладання</text:span> — лексичне значення залишилося незмінним, змінилася морфемна будова (зник інфінітивний суфікс -ти і з'явився іменниковий суфікс -анн-я)\ змінилася частина мови (від дієслова утворився іменник), похідне слово набуло нових граматичних ознак (іменник набув здатності відмінюватися, має відмінні морфологічні ознаки і нові синтаксичні функції): світлий <text:span text:style-name="T20">→ </text:span>світлість, пишний <text:span text:style-name="T20">→ </text:span>пишність, асфальт <text:span text:style-name="T20">→ </text:span>асфальтовий.</text:p>
        </text:list-item>
        <text:list-item>
          <text:p text:style-name="P32">Мутаційні відношення. При мутації за допомогою словотвірних засобів змінюється лексичне значення (малювати <text:span text:style-name="T20">→ </text:span>малюнок). Що ж до частиномовної належності і граматичного значення, то вони істотної ролі не відіграють, тобто можуть змінюватися, а можуть і не змінюватися:</text:p>
          <text:p text:style-name="P32">а) змінюються: кума <text:span text:style-name="T20">→</text:span> кумувати, куратор <text:span text:style-name="T20">→</text:span> кураторський, купити <text:span text:style-name="T20">→</text:span> купець;</text:p>
          <text:p text:style-name="P32"><text:soft-page-break/>б) не змінюються: Байрон <text:span text:style-name="T20">→</text:span> байронізм, балет <text:span text:style-name="T20">→</text:span> балетник, ліс <text:span text:style-name="T20">→</text:span> лісник, бігун (особа) <text:span text:style-name="T20">→</text:span> бігунок (предмет) тощо.</text:p>
        </text:list-item>
        <text:list-item>
          <text:p text:style-name="P32">Еквівалентні відношення. Лексичне значення похідного при еквівалентних відношеннях є рівноцінним, тотожним значенню словотвірної бази (твірному слову чи словосполученню). Цей тип відношень характерний для таких типів словотворення:</text:p>
          <text:p text:style-name="P32"><text:span text:style-name="T21">а)</text:span> абревіації: ООН — Організація Об'єднаних Націй, профком — профспілковий комітет;</text:p>
          <text:p text:style-name="P32"><text:span text:style-name="T21">б</text:span>) усічення: зам <text:span text:style-name="T20">→</text:span> замісник, спец <text:span text:style-name="T20">→</text:span> спеціаліст, маг <text:span text:style-name="T20">→ </text:span>магнітофон, телек <text:span text:style-name="T20">→ </text:span>телевізор;</text:p>
          <text:p text:style-name="P32"><text:span text:style-name="T21">в</text:span>) універбації (семантичної конденсації): манна каша <text:span text:style-name="T20">→ </text:span>манка, "Вечірній Київ" <text:span text:style-name="T20">→</text:span> "Вечірка", електричний поїзд <text:span text:style-name="T20">→</text:span> електричка, кімната для прання <text:span text:style-name="T20">→ </text:span>пральня.</text:p>
        </text:list-item>
        <text:list-item>
          <text:p text:style-name="P32">Модифікаційні відношення. Частиномовна належність і лексико-номінаційне значення не змінюються, семантика також не змінюється, але ускладнюється лише стилістичними відтінками.</text:p>
          <text:p text:style-name="P32">Модифікаційні відношення виникають при утворенні:</text:p>
          <text:p text:style-name="P32"><text:span text:style-name="T21">а</text:span>) іменників, прикметників і прислівників за допомогою суфіксів суб'єктивної оцінки: відро <text:span text:style-name="T20">→</text:span> відерце, відерко, <text:s/>відеречко; мати <text:span text:style-name="T20">→</text:span> мама, ма, мамуня, матуся; Інна <text:span text:style-name="T20">→</text:span> Інночка, Іннуся; голубий <text:span text:style-name="T20">→</text:span> голубенький, голубуватий;</text:p>
          <text:p text:style-name="P32"><text:span text:style-name="T21">б</text:span>) збірних і одиничних іменників: студент <text:span text:style-name="T20">→</text:span> студентство, професор <text:span text:style-name="T20">→</text:span> професура, горох <text:span text:style-name="T20">→</text:span> горошина;</text:p>
          <text:p text:style-name="P32"><text:span text:style-name="T21">в</text:span>) назв істот із значенням недорослості: лисиця <text:span text:style-name="T20">→</text:span> лисеня, вовк <text:span text:style-name="T20">→ </text:span>вовчата, кіт <text:span text:style-name="T20">→</text:span> котята;</text:p>
          <text:p text:style-name="P32"><text:span text:style-name="T21">г</text:span>) дієслів із значенням обмеженої дії: мовчати <text:span text:style-name="T20">→</text:span> помовчати, сидіти <text:span text:style-name="T20">→</text:span> посидіти, шуміти <text:span text:style-name="T20">→</text:span> відшуміти, говорити <text:span text:style-name="T20">→</text:span> заговорити.</text:p>
        </text:list-item>
      </text:list>
      <text:p text:style-name="P12"><text:soft-page-break/><text:span text:style-name="T21">[Горпинич В. О. Сучасна українська літературна мова. Морфеміка. Словотвір. Морфонологія: Навч. посіб. — К.: Вища шк., 1999.— С. </text:span><text:span text:style-name="T1">99</text:span><text:span text:style-name="T21">—</text:span><text:span text:style-name="T1">100</text:span><text:span text:style-name="T21">]</text:span></text:p>
      <text:p text:style-name="P3"/>
      <text:p text:style-name="P3">На базі семантичних відношень між твірною базою (твірним) і похідними словами формується словотвірне значення. Воно є суттєвою ознакою словотвірного типу як <text:s/></text:p>
      <text:p text:style-name="P12"><text:span text:style-name="T21">загальної схеми побудови слів. Існує два підходи до визначення словотвірного </text:span><text:span text:style-name="T21">значення — вузький і широкий. У вузькому розумінні (І. С. Улуханов) словотвірне значення — це той елемент значення похідного слова, яким воно відрізняється від твірного: Чернігів </text:span><text:span text:style-name="T20">→ </text:span><text:span text:style-name="T21">чернігівець ("той, хто з Чернігова"), жати →</text:span><text:span text:style-name="T20"> </text:span><text:span text:style-name="T21">жнець ("той, хто </text:span><text:span text:style-name="T21">жне"), білий →</text:span><text:span text:style-name="T20"> </text:span><text:span text:style-name="T21">біліти ("виявляти білий колір"), сталь →</text:span><text:span text:style-name="T20"> </text:span><text:span text:style-name="T21">стальний </text:span><text:span text:style-name="T20">(</text:span><text:span text:style-name="T21">"той, що зі сталі"</text:span><text:span text:style-name="T20">)</text:span><text:span text:style-name="T21">. Це "різницеве" визначення словотвірного значення, тому що воно базується на різниці в лексичному значенні похідного і твірного слова. Носієм словотвірного значення є формант, за яким воно і визначається. У широкому розумінні (В. В. Лопатін, О. А. Земська) "під словотвірним значенням мають на увазі загальне категоріальне значення одів, об'єднаних у словотвірний тип, що ґрунтується на семантичному співвідношенні мотивованої і мотивуючої основ", тобто словотвірне значення є спільним для похідних певного типу і виявляється на основі семантичного співвідношення твірних і похідних. Це "сумарне" визначення словотвірного значення, бо воно базується на взаємодії семантики форманта із семантикою твірних слів цілого словотвірного типу. За О. С. Кубряковою, нове значення, що виникає в дериваті як результат поєднання даної твірної частини з певною формантною частиною, називається словотвірним значенням. Наприклад:</text:span></text:p>
      <text:list xml:id="list909255171" text:style-name="L5">
        <text:list-item>
          <text:p text:style-name="P26"><text:span text:style-name="T21">стріляти </text:span><text:span text:style-name="T20">→ </text:span><text:span text:style-name="T21">стрілець має словотвірне значення "особа за дією";</text:span></text:p>
        </text:list-item>
        <text:list-item>
          <text:p text:style-name="P26"><text:span text:style-name="T21">Суми </text:span><text:span text:style-name="T20">→ </text:span><text:span text:style-name="T21">сумчани має словотвірне значення "особа за місцем проживання";</text:span></text:p>
        </text:list-item>
        <text:list-item>
          <text:p text:style-name="P26"><text:span text:style-name="T21">Україна </text:span><text:span text:style-name="T20">→ </text:span><text:span text:style-name="T21">українець має словотвірне значення "особа за національністю";</text:span></text:p>
        </text:list-item>
        <text:list-item>
          <text:p text:style-name="P26"><text:span text:style-name="T21">соціалізм </text:span><text:span text:style-name="T20">→ </text:span><text:span text:style-name="T21">соціаліст має словотвірне значення "особа за політичними </text:span><text:soft-page-break/><text:span text:style-name="T21">поглядами".</text:span></text:p>
        </text:list-item>
      </text:list>
      <text:p text:style-name="P3">Ці окремі (часткові) словотвірні значення об'єднуються в загальне словотвірне значення "особа за ознакою, названою твірним словом".</text:p>
      <text:p text:style-name="P3">На думку дериватологів (Р. С Манучарян), обидва визначення (і "різницеве", і "сумарне") правомірні і випливають із різних рівнів абстракції ("різницеве" — з вищого рівня, а "сумарне" — з нижчого).</text:p>
      <text:p text:style-name="P12"><text:span text:style-name="T21">[Горпинич В. О. Сучасна українська літературна мова. Морфеміка. Словотвір. Морфонологія: Навч. посіб. — К.: Вища шк., 1999.— С. </text:span><text:span text:style-name="T1">10</text:span><text:span text:style-name="T21">2]</text:span></text:p>
      <text:p text:style-name="P3"/>
      <text:p text:style-name="P12"><text:span text:style-name="T21">У мовознавчій літературі немає чіткого визначення таких лінгвістичних понять, як "словотвірна модель", а терміни "модель" і "тип" вживаються як синоніми, які </text:span><text:span text:style-name="T21">наділяються тим змістом, що й поняття "тип".</text:span></text:p>
      <text:p text:style-name="P3">Одні дериватологи вважають, що "модель" — це структурна схема похідних слів з афіксами і категоріальною характеристикою твірної основи, наприклад: основа дієслова + шель ( + система флексій II відміни), основа прикметника + ість ( + система флексій III відміни) (Н. Янко-Триницька).</text:p>
      <text:p text:style-name="P12"><text:span text:style-name="T21">Модель — це еталон структури слова, який імітує граматичну (дериваційну) правильність відповідно до певної теорії. Словотворення за моделлю — це утворення за правилами: якщо в топонімі наголос не падає на флексію і основа закінчується на [х], то прикметник від такого топоніма утворюється за допомогою суфікса -ськ-ий, перед яким х : с зливається з початковим звуком суфікса: Чорнухи </text:span><text:span text:style-name="T20">→ </text:span><text:span text:style-name="T21">чорнуський; якщо топонім закінчується на -н- після приголосного (*-ьн-), то прикметник утворюється за допомогою суфікса -ський (*-ьск-), при цьому звук [ь] в -ьск- занепадає як слабкий, а в -ьн- перетворюється на [е] як сильний: Рівне </text:span><text:span text:style-name="T20">→ </text:span><text:span text:style-name="T21">рівенський (рівьн+ьский </text:span><text:span text:style-name="T20">→ </text:span><text:span text:style-name="T21"><text:s/>рівненс'кий</text:span><text:span text:style-name="T20">).</text:span></text:p>
      <text:p text:style-name="P3">Складниками моделі є:</text:p>
      <text:list xml:id="list480836738" text:style-name="L6">
        <text:list-item>
          <text:p text:style-name="P34">основа твірного слова як компонент семантичної бази похідного (тема <text:soft-page-break/>похідного);</text:p>
        </text:list-item>
        <text:list-item>
          <text:p text:style-name="P34">дериватор як носій нового значення похідного (рема похідного);</text:p>
        </text:list-item>
        <text:list-item>
          <text:p text:style-name="P27"><text:span text:style-name="T21">морфонологічні явища як засоби сполучуваності твірного слова з дериватором: вухо </text:span><text:span text:style-name="T20">→ </text:span><text:span text:style-name="T21">вушний (тема вух-, рема -н-ий, морфонологічні явища х : ш і перехід наголосу з кореня на закінчення).</text:span></text:p>
        </text:list-item>
      </text:list>
      <text:p text:style-name="P3">Моделі поділяються на групи за частинами мови похідних: іменникові, прикметникові, дієслівні, прислівникові (Варшава, варшавський, варшавити, по-варшавськи). Кожна частина мови має свої моделі, оскільки кожна з них має свої власні суфікси.</text:p>
      <text:p text:style-name="P3">Словотвірні моделі розрізняються і за характером морфонологічних явищ. За цією ознакою виділяються моделі:</text:p>
      <text:list xml:id="list607218220" text:style-name="L7">
        <text:list-item>
          <text:p text:style-name="P28"><text:span text:style-name="T21">з усіченням (елізією) і без нього: Шебелинка </text:span><text:span text:style-name="T20">→ </text:span><text:span text:style-name="T21">шебелин(ка)ський, Харків </text:span><text:span text:style-name="T20">→ </text:span><text:span text:style-name="T21">харківський;</text:span></text:p>
        </text:list-item>
        <text:list-item>
          <text:p text:style-name="P28"><text:span text:style-name="T21">з інтерфіксацією і без неї: Борзна </text:span><text:span text:style-name="T20">→ </text:span><text:span text:style-name="T21">борзн-ян-ський, Ніжин </text:span><text:span text:style-name="T20">→ </text:span><text:span text:style-name="T21">ніжинський;</text:span></text:p>
        </text:list-item>
        <text:list-item>
          <text:p text:style-name="P28"><text:span text:style-name="T21">з чергуванням і без нього: Кривий Ріг </text:span><text:span text:style-name="T20">→ </text:span><text:span text:style-name="T21">криворізький, Полтава </text:span><text:span text:style-name="T20">→ </text:span><text:span text:style-name="T21">полтавський;</text:span></text:p>
        </text:list-item>
        <text:list-item>
          <text:p text:style-name="P28"><text:span text:style-name="T21">з накладанням і без нього: Одеса </text:span><text:span text:style-name="T20">→ </text:span><text:span text:style-name="T21">одеський (одес+ський), Глухів </text:span><text:span text:style-name="T20">→ </text:span><text:span text:style-name="T21">глухівський;</text:span></text:p>
        </text:list-item>
        <text:list-item>
          <text:p text:style-name="P28"><text:span text:style-name="T21">зі зміною наголосу і без неї: Одеса </text:span><text:span text:style-name="T20">→ </text:span><text:span text:style-name="T21"><text:s/>одесити, Херсон </text:span><text:span text:style-name="T20">→ </text:span><text:span text:style-name="T21">херсонці.</text:span></text:p>
        </text:list-item>
      </text:list>
      <text:p text:style-name="P12"><text:span text:style-name="T21">[Горпинич В. О. Сучасна українська літературна мова. Морфеміка. Словотвір. Морфонологія: Навч. посіб. — К.: Вища шк., 1999.— С. </text:span><text:span text:style-name="T1">10</text:span><text:span text:style-name="T21">6—107]</text:span></text:p>
      <text:p text:style-name="P3"/>
      <text:p text:style-name="P3">Важливе явище у словотворенні — твірна основа. Це ті спільні для твірної бази і похідного слова структурно-семантичні або структурні компоненти, до яких приєднується формант у момент завершення словотвірного акту. Наприклад:</text:p>
      <text:list xml:id="list1860161592" text:style-name="L8">
        <text:list-item>
          <text:p text:style-name="P29"><text:span text:style-name="T21">дарувати </text:span><text:span text:style-name="T20">→ </text:span><text:span text:style-name="T21">дарунок — тут спільна частина дару-, до якої приєднується формант -нок;</text:span></text:p>
        </text:list-item>
        <text:list-item>
          <text:p text:style-name="P29"><text:soft-page-break/><text:span text:style-name="T21">білий сніг </text:span><text:span text:style-name="T20">→ </text:span><text:span text:style-name="T21">білосніжний — спільна частина біл-...сніг (сніж), до якої приєднується формант -о-...-ний.</text:span></text:p>
        </text:list-item>
      </text:list>
      <text:p text:style-name="P12"><text:span text:style-name="T21">[Горпинич В. О. Сучасна українська літературна мова. Морфеміка. Словотвір. Морфонологія: Навч. посіб. — К.: Вища шк., 1999.— С. </text:span><text:span text:style-name="T20">110]</text:span></text:p>
      <text:p text:style-name="P6"/>
      <text:p text:style-name="P6">Науково прийнятного визначення способу словотворення сучасна лінгвістика ще не сформулювала. Існують такі визначення:</text:p>
      <text:list xml:id="list1772107251" text:style-name="L9">
        <text:list-item>
          <text:p text:style-name="P45">"Спосіб словотворення — це спосіб змінювання твірного слова чи словосполучення, внаслідок якого виникає нова лексична одиниця" або "формальна схема побудови похідного слова" (М. В. Нємченко);</text:p>
        </text:list-item>
        <text:list-item>
          <text:p text:style-name="P45">"Способом словотворення називаються ті дії, які здійснює мова, утворюючи нове слово" (Б. М. Головін);</text:p>
        </text:list-item>
        <text:list-item>
          <text:p text:style-name="P30"><text:span text:style-name="T20">"Під способами словотворення слід розуміти тип словотворення або метод, </text:span><text:span text:style-name="T20">за допомогою якого утворене те чи інше слово" (М. Д. Степанова);</text:span></text:p>
        </text:list-item>
        <text:list-item>
          <text:p text:style-name="P45">"Способи словотворення — це узагальнено-диференційоване визначення того, як утворені й утворюються нові слова" (О. І. Моісеєв);</text:p>
        </text:list-item>
        <text:list-item>
          <text:p text:style-name="P45">"Способи словотворення — це групи похідних слів, об'єднаних основним компонентом форманта" (О. М. Тихонов).</text:p>
          <text:p text:style-name="P45">Усі вони є робочими і якоюсь мірою розкривають поняття способу словотворення, але повністю не відповідають основним вимогам наукових дефініцій.</text:p>
        </text:list-item>
      </text:list>
      <text:p text:style-name="P12"><text:span text:style-name="T20">Існу</text:span><text:span text:style-name="T21">ють</text:span><text:span text:style-name="T20"> дві основні класифікації способів словотворення:</text:span></text:p>
      <text:list xml:id="list1711610851" text:style-name="L10">
        <text:list-item>
          <text:p text:style-name="P46">за лексико-граматичним характером словотвірної бази та словотвірних засобів (словотвірних ресурсів), вона називається традиційною;</text:p>
        </text:list-item>
        <text:list-item>
          <text:p text:style-name="P46">за видом словотвірних формантів, точніше, за основними компонентами словотвірних формантів.</text:p>
        </text:list-item>
      </text:list>
      <text:p text:style-name="P12"><text:span text:style-name="T21">У цій дипломній роботі ми будемо використовувати останню. </text:span><text:span text:style-name="T20">За </text:span><text:span text:style-name="T21">цією </text:span><text:soft-page-break/><text:span text:style-name="T21">класифікацією в</text:span><text:span text:style-name="T20">иділяються способи словотворення, </text:span><text:span text:style-name="T21">наведені у таблиці</text:span><text:span text:style-name="T20">:</text:span></text:p>
      <text:p text:style-name="P6"/>
      <text:p text:style-name="P3">Таблиця способів словотворенн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Спосіб словотвору</text:p>
          </table:table-cell>
          <table:table-cell table:style-name="Таблица1.A1" office:value-type="string">
            <text:p text:style-name="P22">У чому полягає спосіб творення</text:p>
          </table:table-cell>
          <table:table-cell table:style-name="Таблица1.D1" office:value-type="string">
            <text:p text:style-name="P22">Приклади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7">Суфіксальний</text:p>
          </table:table-cell>
          <table:table-cell table:style-name="Таблица1.A2" office:value-type="string">
            <text:p text:style-name="P21">Творення нових слів за допомогою суфіксальних формантів</text:p>
          </table:table-cell>
          <table:table-cell table:style-name="Таблица1.D2" office:value-type="string">
            <text:p text:style-name="P21">Низьк-ий → низьк-о</text:p>
          </table:table-cell>
        </table:table-row>
        <table:table-row>
          <table:table-cell table:style-name="Таблица1.A2" office:value-type="string">
            <text:p text:style-name="P22">1а</text:p>
          </table:table-cell>
          <table:table-cell table:style-name="Таблица1.A2" office:value-type="string">
            <text:p text:style-name="P7"><text:span text:style-name="Emphasis"><text:span text:style-name="T18">Нульсуфіксальний</text:span></text:span></text:p>
          </table:table-cell>
          <table:table-cell table:style-name="Таблица1.A2" office:value-type="string">
            <text:p text:style-name="P66">???</text:p>
          </table:table-cell>
          <table:table-cell table:style-name="Таблица1.D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1б</text:p>
          </table:table-cell>
          <table:table-cell table:style-name="Таблица1.A2" office:value-type="string">
            <text:p text:style-name="P7">Складносуфіксальний</text:p>
          </table:table-cell>
          <table:table-cell table:style-name="Таблица1.A2" office:value-type="string">
            <text:p text:style-name="P21"><text:span text:style-name="T22">???Основоскладання, яке доповнюється суфіксацією</text:span></text:p>
          </table:table-cell>
          <table:table-cell table:style-name="Таблица1.D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7">Префіксальний</text:p>
          </table:table-cell>
          <table:table-cell table:style-name="Таблица1.A2" office:value-type="string">
            <text:p text:style-name="P21">Утворення нових слів шляхом приєднання префіксального форманта до твірної бази</text:p>
          </table:table-cell>
          <table:table-cell table:style-name="Таблица1.D2" office:value-type="string">
            <text:p text:style-name="P21">День → перед-день</text:p>
          </table:table-cell>
        </table:table-row>
        <table:table-row>
          <table:table-cell table:style-name="Таблица1.A2" office:value-type="string">
            <text:p text:style-name="P22">2а</text:p>
          </table:table-cell>
          <table:table-cell table:style-name="Таблица1.A2" office:value-type="string">
            <text:p text:style-name="P7">Префіксально-нульсуфіксальний</text:p>
          </table:table-cell>
          <table:table-cell table:style-name="Таблица1.A2" office:value-type="string">
            <text:p text:style-name="P66">???</text:p>
          </table:table-cell>
          <table:table-cell table:style-name="Таблица1.D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7">Постфіксальний</text:p>
          </table:table-cell>
          <table:table-cell table:style-name="Таблица1.A2" office:value-type="string">
            <text:p text:style-name="P21">Утворення нових слів за допомогою постфіксів</text:p>
          </table:table-cell>
          <table:table-cell table:style-name="Таблица1.D2" office:value-type="string">
            <text:p text:style-name="P13"><text:span text:style-name="T21">Навчати </text:span><text:span text:style-name="T20">→ </text:span><text:span text:style-name="T21">навчати-ся</text:span></text:p>
          </table:table-cell>
        </table:table-row>
        <table:table-row>
          <table:table-cell table:style-name="Таблица1.A2" office:value-type="string">
            <text:p text:style-name="P22">4</text:p>
          </table:table-cell>
          <table:table-cell table:style-name="Таблица1.A2" office:value-type="string">
            <text:p text:style-name="P7">Суфіксально-префіксальний</text:p>
          </table:table-cell>
          <table:table-cell table:style-name="Таблица1.A2" office:value-type="string">
            <text:p text:style-name="P21">Спосіб утворення нових слів шляхом одночасного приєднання префікса і суфікса</text:p>
          </table:table-cell>
          <table:table-cell table:style-name="Таблица1.D2" office:value-type="string">
            <text:p text:style-name="P4">Берег <text:span text:style-name="T20">→ </text:span>при-береж-ний</text:p>
          </table:table-cell>
        </table:table-row>
        <table:table-row>
          <table:table-cell table:style-name="Таблица1.A2" office:value-type="string">
            <text:p text:style-name="P22">5</text:p>
          </table:table-cell>
          <table:table-cell table:style-name="Таблица1.A2" office:value-type="string">
            <text:p text:style-name="P13"><text:span text:style-name="T21">С</text:span><text:span text:style-name="T20">уфіксально-постфіксальний</text:span></text:p>
          </table:table-cell>
          <table:table-cell table:style-name="Таблица1.A2" office:value-type="string">
            <text:p text:style-name="P21">Творення полягає в одночасному приєднанні до твірної основи суфікса і постфікса</text:p>
          </table:table-cell>
          <table:table-cell table:style-name="Таблица1.D2" office:value-type="string">
            <text:p text:style-name="P23">Кристал <text:span text:style-name="T20">→ <text:s/></text:span>кристал-ізувати-<text:span text:style-name="T20">ся</text:span></text:p>
          </table:table-cell>
        </table:table-row>
        <table:table-row>
          <table:table-cell table:style-name="Таблица1.A2" office:value-type="string">
            <text:p text:style-name="P22">6</text:p>
          </table:table-cell>
          <table:table-cell table:style-name="Таблица1.A2" office:value-type="string">
            <text:p text:style-name="P7">Суфіксально-префіксально-постфіксальний</text:p>
          </table:table-cell>
          <table:table-cell table:style-name="Таблица1.A2" office:value-type="string">
            <text:p text:style-name="P21">Спосіб, при якому для творення похідних використовується комбінація трьох словотворчих засобів: префікса, <text:soft-page-break/>суфікса, постфікса</text:p>
          </table:table-cell>
          <table:table-cell table:style-name="Таблица1.D2" office:value-type="string">
            <text:p text:style-name="P21">Щедр-ий → роз-щедр-и-ти-ся</text:p>
          </table:table-cell>
        </table:table-row>
        <table:table-row>
          <table:table-cell table:style-name="Таблица1.A2" office:value-type="string">
            <text:p text:style-name="P22">7</text:p>
          </table:table-cell>
          <table:table-cell table:style-name="Таблица1.A2" office:value-type="string">
            <text:p text:style-name="P7">Префіксально-постфіксальний</text:p>
          </table:table-cell>
          <table:table-cell table:style-name="Таблица1.A2" office:value-type="string">
            <text:p text:style-name="P21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Таблица1.D2" office:value-type="string">
            <text:p text:style-name="P23">Їсти <text:span text:style-name="T20">→ <text:s/></text:span>на-їсти-<text:span text:style-name="T20">ся</text:span></text:p>
          </table:table-cell>
        </table:table-row>
        <table:table-row>
          <table:table-cell table:style-name="Таблица1.A2" office:value-type="string">
            <text:p text:style-name="P22">8</text:p>
          </table:table-cell>
          <table:table-cell table:style-name="Таблица1.A2" office:value-type="string">
            <text:p text:style-name="P7">Основоскладання</text:p>
          </table:table-cell>
          <table:table-cell table:style-name="Таблица1.A2" office:value-type="string">
            <text:p text:style-name="P21">Поєднання кількох слів за допомогою інтерфіксів о, е або без них</text:p>
          </table:table-cell>
          <table:table-cell table:style-name="Таблица1.D2" office:value-type="string">
            <text:p text:style-name="P21">Сухофрукти</text:p>
          </table:table-cell>
        </table:table-row>
        <table:table-row>
          <table:table-cell table:style-name="Таблица1.A2" office:value-type="string">
            <text:p text:style-name="P22">9</text:p>
          </table:table-cell>
          <table:table-cell table:style-name="Таблица1.A2" office:value-type="string">
            <text:p text:style-name="P7">Словоскладання</text:p>
          </table:table-cell>
          <table:table-cell table:style-name="Таблица1.A2" office:value-type="string">
            <text:p text:style-name="P21">Різновид морфрлогічного словотворення, при якому нове слово утворюється шляхом об<text:span text:style-name="T20">'</text:span>єднання в одне ціле двох чи більше слів</text:p>
          </table:table-cell>
          <table:table-cell table:style-name="Таблица1.D2" office:value-type="string">
            <text:p text:style-name="P21">Чорно-синій</text:p>
          </table:table-cell>
        </table:table-row>
        <table:table-row>
          <table:table-cell table:style-name="Таблица1.A2" office:value-type="string">
            <text:p text:style-name="P22">9а</text:p>
          </table:table-cell>
          <table:table-cell table:style-name="Таблица1.A2" office:value-type="string">
            <text:p text:style-name="P7">Основословоскладання</text:p>
          </table:table-cell>
          <table:table-cell table:style-name="Таблица1.A2" office:value-type="string">
            <text:p text:style-name="P66">???</text:p>
          </table:table-cell>
          <table:table-cell table:style-name="Таблица1.D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10</text:p>
          </table:table-cell>
          <table:table-cell table:style-name="Таблица1.A2" office:value-type="string">
            <text:p text:style-name="P7">Абревіатурний</text:p>
          </table:table-cell>
          <table:table-cell table:style-name="Таблица1.A2" office:value-type="string">
            <text:p text:style-name="P23">Спосіб, при якому похідне слово утворюється з<text:span text:style-name="T20">'</text:span>єднанням компонентів кількох слів</text:p>
          </table:table-cell>
          <table:table-cell table:style-name="Таблица1.D2" office:value-type="string">
            <text:p text:style-name="P23">Ужну</text:p>
          </table:table-cell>
        </table:table-row>
        <table:table-row>
          <table:table-cell table:style-name="Таблица1.A2" office:value-type="string">
            <text:p text:style-name="P22">11</text:p>
          </table:table-cell>
          <table:table-cell table:style-name="Таблица1.A2" office:value-type="string">
            <text:p text:style-name="P7">Зрощення</text:p>
          </table:table-cell>
          <table:table-cell table:style-name="Таблица1.A2" office:value-type="string">
            <text:p text:style-name="P21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Таблица1.D2" office:value-type="string">
            <text:p text:style-name="P21">Добра ніч → добраніч</text:p>
          </table:table-cell>
        </table:table-row>
        <table:table-row>
          <table:table-cell table:style-name="Таблица1.A2" office:value-type="string">
            <text:p text:style-name="P22">12</text:p>
          </table:table-cell>
          <table:table-cell table:style-name="Таблица1.A2" office:value-type="string">
            <text:p text:style-name="P7">Семантичний</text:p>
          </table:table-cell>
          <table:table-cell table:style-name="Таблица1.A2" office:value-type="string">
            <text:p text:style-name="P21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Таблица1.D2" office:value-type="string">
            <text:p text:style-name="P21">Свобода (воля) і “Свобода” (назва газети)</text:p>
          </table:table-cell>
        </table:table-row>
        <table:table-row>
          <table:table-cell table:style-name="Таблица1.A2" office:value-type="string">
            <text:p text:style-name="P22">13</text:p>
          </table:table-cell>
          <table:table-cell table:style-name="Таблица1.A2" office:value-type="string">
            <text:p text:style-name="P7">Універбаційний</text:p>
          </table:table-cell>
          <table:table-cell table:style-name="Таблица1.A2" office:value-type="string">
            <text:p text:style-name="P22">???Спосіб, при якому за допомогою універбації утворюється похідне слово</text:p>
          </table:table-cell>
          <table:table-cell table:style-name="Таблица1.D2" office:value-type="string">
            <text:p text:style-name="P7">"вечірка" → <text:s/>"вечірній київ"</text:p>
          </table:table-cell>
        </table:table-row>
        <text:soft-page-break/>
        <table:table-row>
          <table:table-cell table:style-name="Таблица1.A2" office:value-type="string">
            <text:p text:style-name="P22">14</text:p>
          </table:table-cell>
          <table:table-cell table:style-name="Таблица1.A2" office:value-type="string">
            <text:p text:style-name="P13"><text:span text:style-name="T21">К</text:span><text:span text:style-name="T20">онверсійний</text:span></text:p>
          </table:table-cell>
          <table:table-cell table:style-name="Таблица1.A2" office:value-type="string">
            <text:p text:style-name="P23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Таблица1.D2" office:value-type="string">
            <text:p text:style-name="P7">Наречена</text:p>
          </table:table-cell>
        </table:table-row>
        <table:table-row>
          <table:table-cell table:style-name="Таблица1.A2" office:value-type="string">
            <text:p text:style-name="P22">15</text:p>
          </table:table-cell>
          <table:table-cell table:style-name="Таблица1.A2" office:value-type="string">
            <text:p text:style-name="P7">Флективний</text:p>
          </table:table-cell>
          <table:table-cell table:style-name="Таблица1.A2" office:value-type="string">
            <text:p text:style-name="P23">Спосіб, при якому за допомогою флексій утворюються словоформи</text:p>
          </table:table-cell>
          <table:table-cell table:style-name="Таблица1.D2" office:value-type="string">
            <text:p text:style-name="P10">В<text:span text:style-name="T21">ода </text:span><text:span text:style-name="T20">→ </text:span>води<text:span text:style-name="T20"> → </text:span>водою</text:p>
          </table:table-cell>
        </table:table-row>
        <table:table-row>
          <table:table-cell table:style-name="Таблица1.A2" office:value-type="string">
            <text:p text:style-name="P22">15а</text:p>
          </table:table-cell>
          <table:table-cell table:style-name="Таблица1.A2" office:value-type="string">
            <text:p text:style-name="P7">Складнофлективний</text:p>
          </table:table-cell>
          <table:table-cell table:style-name="Таблица1.A2" office:value-type="string">
            <text:p text:style-name="P21"><text:span text:style-name="T22">???Основоскладання, яке доповнюється флексацією</text:span>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22">16</text:p>
          </table:table-cell>
          <table:table-cell table:style-name="Таблица1.A2" office:value-type="string">
            <text:p text:style-name="P7">Акцентуаційний</text:p>
          </table:table-cell>
          <table:table-cell table:style-name="Таблица1.A2" office:value-type="string">
            <text:p text:style-name="P23">Спосіб, при якому за допомогою зміни наголосу утворюється похідне слово</text:p>
          </table:table-cell>
          <table:table-cell table:style-name="Таблица1.D2" office:value-type="string">
            <text:p text:style-name="P13"><text:span text:style-name="T21">ЗАмок</text:span><text:span text:style-name="T20"> → </text:span><text:span text:style-name="T21">замОк</text:span></text:p>
          </table:table-cell>
        </table:table-row>
      </table:table>
      <text:p text:style-name="P3"/>
      <text:p text:style-name="P12"><text:span text:style-name="T21">[Горпинич В. О. Сучасна українська літературна мова. Морфеміка. Словотвір. </text:span><text:span text:style-name="T21">Морфонологія: Навч. посіб. — К.: Вища шк., 1999.— С. </text:span><text:span text:style-name="T20">11</text:span><text:span text:style-name="T21">2—113</text:span><text:span text:style-name="T20">]</text:span></text:p>
      <text:p text:style-name="P6"/>
      <text:p text:style-name="P2">Суфіксальний <text:s/>спосіб</text:p>
      <text:p text:style-name="P12"><text:span text:style-name="T20">Суфіксальний спосіб є провідним в індоєвропейських мовах. Мабуть, найбільша кількість слів утворена саме суфіксальним способом. Суфіксальний спосіб застосовується при утворенні всіх повнозначних частин мови, крім займенників: іменників — вмик-ач, переселен-ець, танцюр-ист; прикметників — капрон- о</text:span><text:span text:style-name="T21">в</text:span><text:span text:style-name="T20">-ий, денн-и-ий, борзн-янськ-ий; числівників — сем-ер-о; дієслова — жир-ува-ти, гик-а-ти; прислівників — </text:span><text:span text:style-name="T21">ш</text:span><text:span text:style-name="T20">видк-о, три-чі, пішк-и.</text:span></text:p>
      <text:p text:style-name="P12"><text:span text:style-name="T21">[Горпинич В. О. Сучасна українська літературна мова. Морфеміка. Словотвір. Морфонологія: Навч. посіб. — К.: Вища шк., 1999.— С. 116</text:span><text:span text:style-name="T20">]</text:span></text:p>
      <text:p text:style-name="P3"/>
      <text:p text:style-name="P3">Суфіксальний спосіб має свої особливості:</text:p>
      <text:list xml:id="list1916124526" text:style-name="L11">
        <text:list-item>
          <text:p text:style-name="P35">суфікси приєднуються як до твірної основи, так і до твірного слова (розум <text:span text:style-name="T20">→ </text:span>розуміти);</text:p>
        </text:list-item>
        <text:list-item>
          <text:p text:style-name="P35">сіфікси утворюють слова з новим лексичним значенням (ворог <text:span text:style-name="T20">→ </text:span>ворогувати);</text:p>
        </text:list-item>
        <text:list-item>
          <text:p text:style-name="P35"><text:soft-page-break/>суфікси утворюють слова з відтінком у значенні (гарний <text:span text:style-name="T20">→ </text:span><text:span text:style-name="T1">гарнесенький</text:span>);</text:p>
        </text:list-item>
        <text:list-item>
          <text:p text:style-name="P35">суфікси мають здатність переводити одну частину мови в іншу (дивний <text:span text:style-name="T20">→ </text:span>дивно);</text:p>
        </text:list-item>
        <text:list-item>
          <text:p text:style-name="P35">суфікси служать класифікаційним засобом, показником певної частини мови, а також визначають граматичні особливості слів, формують категоріальне значення (суфікс -ість <text:span text:style-name="T20">—</text:span> показник жін. р.).</text:p>
        </text:list-item>
      </text:list>
      <text:p text:style-name="P3"/>
      <text:p text:style-name="P3">Суфіксальним способом творяться усі повнозначні частини мови, крім займенника. Суфіксація діє також у межах однієї частини мови, зокрема іменників, прикметників, рідше <text:span text:style-name="T6">—</text:span> дієслів. Наприклад: Україна <text:span text:style-name="T20">→ </text:span>українець.</text:p>
      <text:p text:style-name="P9">[<text:span text:style-name="T7">Вакарюк Л., Панцьо С. Українська мова. Морфеміка і словотвір. </text:span><text:span text:style-name="T7">—</text:span><text:span text:style-name="T7"> Тернопіль, 2004, C. </text:span><text:span text:style-name="T10">141</text:span>]</text:p>
      <text:p text:style-name="P9"/>
      <text:p text:style-name="P2">Префіксальний спосіб</text:p>
      <text:p text:style-name="P3">Префіксальний спосіб словотворення <text:span text:style-name="T6">— </text:span><text:span text:style-name="T7">вираження дериваційного значення похідного слова за допомогою перфіксів.</text:span></text:p>
      <text:p text:style-name="P14">Префіксальним способом творяться:</text:p>
      <text:list xml:id="list40886058" text:style-name="L12">
        <text:list-item>
          <text:p text:style-name="P36"><text:span text:style-name="T7">іменники: внук </text:span><text:span text:style-name="T12">→ </text:span><text:span text:style-name="T6">пра</text:span><text:span text:style-name="T7">внук;</text:span></text:p>
        </text:list-item>
        <text:list-item>
          <text:p text:style-name="P36"><text:span text:style-name="T7">прикметники: потужний </text:span><text:span text:style-name="T12">→ </text:span><text:span text:style-name="T7">надпотужний;</text:span></text:p>
        </text:list-item>
        <text:list-item>
          <text:p text:style-name="P36"><text:span text:style-name="T7">дієслова: бути </text:span><text:span text:style-name="T12">→ </text:span><text:span text:style-name="T6">прибути;</text:span></text:p>
        </text:list-item>
        <text:list-item>
          <text:p text:style-name="P36"><text:span text:style-name="T7">прислівники: завтра </text:span><text:span text:style-name="T12">→ </text:span><text:span text:style-name="T7">післязавтра;</text:span></text:p>
        </text:list-item>
      </text:list>
      <text:p text:style-name="P14">Префіксація має свої особливості:</text:p>
      <text:p text:style-name="P14">а) при префіксації твірна основа може формально збігатися з твірним словом: співпраця, прадавній;</text:p>
      <text:p text:style-name="P3"><text:span text:style-name="T7">б) нездатність префікса змінювати частиномовну належність похідного слова: науковий </text:span><text:span text:style-name="T12">→ </text:span><text:span text:style-name="T7">антинауковий;</text:span></text:p>
      <text:p text:style-name="P14"><text:soft-page-break/>Морфологічні явища префіксального способу:</text:p>
      <text:list xml:id="list2003949495" text:style-name="L13">
        <text:list-item>
          <text:p text:style-name="P37"><text:span text:style-name="T7">зміна наголосу: куток </text:span><text:span text:style-name="T12">→ </text:span><text:span text:style-name="T7">закуток;</text:span></text:p>
        </text:list-item>
        <text:list-item>
          <text:p text:style-name="P50">чергування: поїхати, пізнати.</text:p>
        </text:list-item>
      </text:list>
      <text:p text:style-name="P14">У процесі словотворення префікси виконують лише мутаційну функцію:</text:p>
      <text:p text:style-name="P3"><text:span text:style-name="T7">воля </text:span><text:span text:style-name="T12">→ </text:span><text:span text:style-name="T6">неволя,</text:span><text:span text:style-name="T12"> </text:span><text:span text:style-name="T7">вічний</text:span><text:span text:style-name="T6"> </text:span><text:span text:style-name="T12">→ </text:span><text:span text:style-name="T7">правічний</text:span><text:span text:style-name="T12">.</text:span></text:p>
      <text:p text:style-name="P3"><text:span text:style-name="T7">Активними засобами префікси виступають у сфері дієслова, утворюючи видові пари: читати </text:span><text:span text:style-name="T6">— </text:span><text:span text:style-name="T7">прочитати, перечитати, вичитати, зачитати, підчитати.</text:span></text:p>
      <text:p text:style-name="P9"><text:span text:style-name="T7">[Вакарюк Л., Панцьо С. Українська мова. Морфеміка і словотвір. — Тернопіль, 2004, C. </text:span><text:span text:style-name="T10">14</text:span><text:span text:style-name="T12">5</text:span><text:span text:style-name="T7">]</text:span></text:p>
      <text:p text:style-name="P18"/>
      <text:p text:style-name="P15">Постфіксальний спосіб</text:p>
      <text:p text:style-name="P3"><text:span text:style-name="T7">В українській мові виділяється п</text:span><text:span text:style-name="T12">'</text:span><text:span text:style-name="T7">ять постфіксів:</text:span></text:p>
      <text:list xml:id="list693572730" text:style-name="L14">
        <text:list-item>
          <text:p text:style-name="P38"><text:span text:style-name="T7">постфікс -ся вживається при дієслівних основах: витирати </text:span><text:span text:style-name="T12">→ </text:span><text:span text:style-name="T7">витиратися</text:span></text:p>
        </text:list-item>
        <text:list-item>
          <text:p text:style-name="P51"><text:s/>постфікс -сь вживається при займенникових і прислівникових основах: хтось, щось;</text:p>
        </text:list-item>
        <text:list-item>
          <text:p text:style-name="P51">постфікс -небудь вживається при займенникових і прислівникових основах: який-небудь, котрий-небудь</text:p>
        </text:list-item>
        <text:list-item>
          <text:p text:style-name="P51">постфікс -будь (нерегулярний): хто-будь, що-будь</text:p>
        </text:list-item>
        <text:list-item>
          <text:p text:style-name="P51">постфікс -то (нерегулярний): десь-то, якось-то.</text:p>
        </text:list-item>
      </text:list>
      <text:p text:style-name="P3">Постфікси в процесі словотворення виконують мутаційну функцію і цим зближуються з суфіксами. Однак відрізняються від них тим, що, на відміну від суфіксів, вони, змінюючи лексичне значення похідного слова, не змінюють його частиномовної належності: дістати (дієслово) — дістатися (дієслово), але пакувати (дієслово) — пакування (іменник); куди (прислівник) — кудись (прислівник), куди-небудь (прислівник), але куди (прислівник) — кудикати (дієслово).</text:p>
      <text:p text:style-name="P3"><text:span text:style-name="T12">[</text:span><text:span text:style-name="T7">Горпинич В. О. Сучасна українська літературна мова. Морфеміка. Словотвір. </text:span><text:span text:style-name="T7">Морфонологія: Навч. посіб. — К.: Вища шк., 1999.— С. 120</text:span><text:span text:style-name="T12">]</text:span></text:p>
      <text:p text:style-name="P19"><text:soft-page-break/></text:p>
      <text:p text:style-name="P8"><text:span text:style-name="T4">Суфіксально-префіксальний </text:span><text:span text:style-name="T9">спосіб</text:span></text:p>
      <text:p text:style-name="P16">Суфіксально-префіксальним способом утворюються усі основні частини мови:</text:p>
      <text:list xml:id="list355085254" text:style-name="L15">
        <text:list-item>
          <text:p text:style-name="P52">іменики;</text:p>
        </text:list-item>
        <text:list-item>
          <text:p text:style-name="P52">прикметники;</text:p>
        </text:list-item>
        <text:list-item>
          <text:p text:style-name="P52">дієслова;</text:p>
        </text:list-item>
        <text:list-item>
          <text:p text:style-name="P52">прислівники.</text:p>
        </text:list-item>
      </text:list>
      <text:p text:style-name="P16">У кожній частині мови існують комплекси своїх префіксів і суфіксів. Багато з них використовуються широко і є продуктивними; інші використовуються рідко і є малопродуктивними.</text:p>
      <text:p text:style-name="P16">[Вакарюк Л., Панцьо С. Українська мова. Морфеміка і словотвір. — Тернопіль, 2004, C. 146]</text:p>
      <text:p text:style-name="P16"/>
      <text:p text:style-name="P16">Нерідко трапляється така структура ізольованого слова, яка допускає неоднозначне тлумачення; наприклад, слово безграмотність:</text:p>
      <text:list xml:id="list882817296" text:style-name="L16">
        <text:list-item>
          <text:p text:style-name="P53">якщо його співвідносити з прийменниково-відмінковою формою без грамоти, слід говорити про суфіксально-префіксальний спосіб: без+грамот(и) + ність = безграмотність;</text:p>
        </text:list-item>
        <text:list-item>
          <text:p text:style-name="P53">якщо його співвідносити з прикметником безграмотний, слід говорити про суфіксальний спосіб: безграмотн(ий) + ість;</text:p>
        </text:list-item>
        <text:list-item>
          <text:p text:style-name="P53">якщо його співвідносити з іменником грамотність, то треба говорити про префіксальний спосіб: без + грамотність. У мовленні (тексті) реалізується один із трьох можливих способів: "Перед нами поле, що не має </text:p>
        </text:list-item>
      </text:list>
      <text:p text:style-name="P10"><text:span text:style-name="T9">меж. Ця безмежність приваблює" (тут суфіксально-префіксальний спосіб: безмеж </text:span><text:span text:style-name="T11">→ </text:span><text:span text:style-name="T9">без+меж+ність)</text:span><text:span text:style-name="T11">;</text:span><text:span text:style-name="T9"> "Перед нами безмежне поле. Ця безмежність приваблює" (тут суфіксація: безмежний </text:span><text:span text:style-name="T11">→ </text:span><text:span text:style-name="T9">безмежн + ість).</text:span></text:p>
      <text:p text:style-name="P10"><text:soft-page-break/><text:span text:style-name="T9">До суфіксально-префіксальних утворень належать похідні, в яких суфіксальний </text:span><text:span text:style-name="T9">компонент форманта виражається нульовою морфемою: безвихідь, безвість, нетель, безмаль, безмір, обмаль. За допомогою цього способу утворюються іменники, прикметники, дієслова і прислівники: ліс </text:span><text:span text:style-name="T11">→ </text:span><text:span text:style-name="T9">Полісся, бік </text:span><text:span text:style-name="T11">→ </text:span><text:span text:style-name="T9">узбіччя, звук </text:span><text:span text:style-name="T11">→ </text:span><text:span text:style-name="T9">співзвучний, час </text:span><text:span text:style-name="T11">→ </text:span><text:span text:style-name="T9">сучасний; низ </text:span><text:span text:style-name="T11">→ </text:span><text:span text:style-name="T9">понизити, кров </text:span><text:span text:style-name="T11">→ </text:span><text:span text:style-name="T9">знекровити; наш </text:span><text:span text:style-name="T11">→ </text:span><text:span text:style-name="T9">по-нашому, добрий </text:span><text:span text:style-name="T11">→ </text:span><text:span text:style-name="T9">по-доброму.</text:span></text:p>
      <text:p text:style-name="P4"><text:span text:style-name="T11">[</text:span><text:span text:style-name="T4">Горпинич В. О. Сучасна українська літературна мова. Морфеміка. Словотвір. Морфонологія: Навч. посіб. — К.: Вища шк., 1999.— С. 122</text:span><text:span text:style-name="T11">]</text:span></text:p>
      <text:p text:style-name="P20"/>
      <text:p text:style-name="P5"><text:span text:style-name="T4">С</text:span><text:span text:style-name="T11">уфіксально-постфіксальний </text:span><text:span text:style-name="T4">спосіб</text:span></text:p>
      <text:p text:style-name="P16">Цей спосіб властивий лише дієслову. Твірною базою суфіксально-постфіксальних дієслів виступають іменники, прикметники, формантом — постфікс -ся та дієслівні суфікси:</text:p>
      <text:list xml:id="list473471846" text:style-name="L17">
        <text:list-item>
          <text:p text:style-name="P39"><text:span text:style-name="T4">-а-ти: брат </text:span><text:span text:style-name="T11">→ </text:span><text:span text:style-name="T4">брататися;</text:span></text:p>
        </text:list-item>
        <text:list-item>
          <text:p text:style-name="P39"><text:span text:style-name="T4">-и-ти: гніздо </text:span><text:span text:style-name="T11">→ </text:span><text:span text:style-name="T4">гніздитися;</text:span></text:p>
        </text:list-item>
        <text:list-item>
          <text:p text:style-name="P39"><text:span text:style-name="T4">-ува-ти: краса </text:span><text:span text:style-name="T11">→ </text:span><text:span text:style-name="T4">красуватися;</text:span></text:p>
        </text:list-item>
        <text:list-item>
          <text:p text:style-name="P39"><text:span text:style-name="T4">-і-ти: видно </text:span><text:span text:style-name="T11">→ </text:span><text:span text:style-name="T4">виднітися.</text:span></text:p>
        </text:list-item>
      </text:list>
      <text:p text:style-name="P16">Суфіксально-постфіксальний спосіб утворює похідні слова з новим значеням і новою частиномовною належністю.</text:p>
      <text:p text:style-name="P16">[Вакарюк Л., Панцьо С. Українська мова. Морфеміка і словотвір. — Тернопіль, 2004, C. 150]</text:p>
      <text:p text:style-name="P16"/>
      <text:p text:style-name="P17">Суфіксально-префіксально-постфіксальний спосіб</text:p>
      <text:p text:style-name="P16">Формантом є поєднання префікса, суфікса і постфікса. Можливі лише у сфері дієслова. Твірною базою дериватів виступають:</text:p>
      <text:list xml:id="list720429985" text:style-name="L18">
        <text:list-item>
          <text:p text:style-name="P62"><text:span text:style-name="T13">іменники: сміх </text:span><text:span text:style-name="T14">→ </text:span><text:span text:style-name="T13">посміхатися;</text:span></text:p>
        </text:list-item>
        <text:list-item>
          <text:p text:style-name="P62"><text:soft-page-break/><text:span text:style-name="T13">априкметники: <text:s/>щедрий </text:span><text:span text:style-name="T14">→ </text:span><text:span text:style-name="T13">розщедритися;</text:span></text:p>
        </text:list-item>
        <text:list-item>
          <text:p text:style-name="P62"><text:span text:style-name="T13">дієслова: дзвонити </text:span><text:span text:style-name="T14">→ </text:span><text:span text:style-name="T13">передзвонюватися.</text:span></text:p>
        </text:list-item>
      </text:list>
      <text:p text:style-name="P10"><text:span text:style-name="T9">[Вакарюк Л., Панцьо С. Українська мова. Морфеміка і словотвір. — Тернопіль, </text:span><text:span text:style-name="T9">2004, C. 151]</text:span></text:p>
      <text:p text:style-name="P16"/>
      <text:p text:style-name="P5"><text:span text:style-name="T11">Префіксально-постфіксальний </text:span><text:span text:style-name="T4">спосіб</text:span></text:p>
      <text:p text:style-name="P16">Твірною базою служать дієслова недоконаного виду. Виконується для утворення дієслів. У префіксально-постфіксальному способі формантом є постфікс -ся і такі префікси:</text:p>
      <text:list xml:id="list557512381" text:style-name="L19">
        <text:list-item>
          <text:p text:style-name="P40"><text:span text:style-name="T4">в-: думати </text:span><text:span text:style-name="T11">→ </text:span><text:span text:style-name="T4">вдуматися;</text:span></text:p>
        </text:list-item>
        <text:list-item>
          <text:p text:style-name="P40"><text:span text:style-name="T4">ви-: бігати </text:span><text:span text:style-name="T11">→ </text:span><text:span text:style-name="T4">вибігатися;</text:span></text:p>
        </text:list-item>
        <text:list-item>
          <text:p text:style-name="P40"><text:span text:style-name="T4">від-: мовчати </text:span><text:span text:style-name="T11">→ </text:span><text:span text:style-name="T5">в</text:span><text:span text:style-name="T4">ідмовчатися;</text:span></text:p>
        </text:list-item>
        <text:list-item>
          <text:p text:style-name="P40"><text:span text:style-name="T4">за-: горіти </text:span><text:span text:style-name="T11">→ </text:span><text:span text:style-name="T4">загорітися;</text:span></text:p>
        </text:list-item>
        <text:list-item>
          <text:p text:style-name="P40"><text:span text:style-name="T4">на-: воювати </text:span><text:span text:style-name="T11">→ </text:span><text:span text:style-name="T4">навоюватися;</text:span></text:p>
        </text:list-item>
        <text:list-item>
          <text:p text:style-name="P40"><text:span text:style-name="T4">до-: копати </text:span><text:span text:style-name="T11">→ </text:span><text:span text:style-name="T4">докопатися;</text:span></text:p>
        </text:list-item>
        <text:list-item>
          <text:p text:style-name="P40"><text:span text:style-name="T4">об-: мовити </text:span><text:span text:style-name="T11">→ </text:span><text:span text:style-name="T4">обмовитися;</text:span></text:p>
        </text:list-item>
        <text:list-item>
          <text:p text:style-name="P40"><text:span text:style-name="T4">роз-: плакати </text:span><text:span text:style-name="T11">→ </text:span><text:span text:style-name="T4">розплакатися;</text:span></text:p>
        </text:list-item>
        <text:list-item>
          <text:p text:style-name="P40"><text:span text:style-name="T4">при-: слухати </text:span><text:span text:style-name="T11">→ </text:span><text:span text:style-name="T4">прислухатися;</text:span></text:p>
        </text:list-item>
        <text:list-item>
          <text:p text:style-name="P40"><text:span text:style-name="T4">про-: рахувати </text:span><text:span text:style-name="T11">→ </text:span><text:span text:style-name="T4">прорахуватися.</text:span></text:p>
        </text:list-item>
      </text:list>
      <text:p text:style-name="P16">Префіксально-постфіксальний спосіб виконує мутаційну функцію (змінює лексичне значення слова, а також зберігає частиномовну належність похідного слова).</text:p>
      <text:p text:style-name="P16">[Вакарюк Л., Панцьо С. Українська мова. Морфеміка і словотвір. — Тернопіль, 2004, C. 150]</text:p>
      <text:p text:style-name="P16"/>
      <text:p text:style-name="P17">Спосіб основоскладання</text:p>
      <text:p text:style-name="P16"><text:soft-page-break/>Основоскладання може супроводжуватися такими морфонологічними явищами, як інтерфікси й усічення: пішохід (від ходити пішки — обидві основи усікалися: ход-, піш-, а поєднання їх відбулося за допомогою інтерфікса -о-), те саме у словах водовоз, вертоліт, криголам тощо.</text:p>
      <text:p text:style-name="P16">За характером словотвірних засобів розрізняють основоскладання:</text:p>
      <text:list xml:id="list805481785" text:style-name="L20">
        <text:list-item>
          <text:p text:style-name="P54">чисте (похідне утворюється від основи залежного компонента і самостійного слова): водосховище (вод + о + сховище);</text:p>
        </text:list-item>
        <text:list-item>
          <text:p text:style-name="P48"><text:span text:style-name="T9">складно-суфіксальне (процес злучення основ у похідне, що супроводжується суфіксацією): стара віра </text:span><text:span text:style-name="T4">→ </text:span><text:span text:style-name="T9">старовірство (стар + о + вір + ство);</text:span></text:p>
        </text:list-item>
        <text:list-item>
          <text:p text:style-name="P54">складно-суфіксально-префіксальне:</text:p>
          <text:p text:style-name="P48"><text:span text:style-name="T9">а) складно-флективний (похідні слова устворюються основоскладанням, яке завершується за допомогою флексії-суфікса): довгі крила </text:span><text:span text:style-name="T4">→ </text:span><text:span text:style-name="T5">довгокрилий (довг + о + крил + ий);</text:span></text:p>
          <text:p text:style-name="P48"><text:span text:style-name="T9">б) складно-нульовий </text:span><text:span text:style-name="T5">(основоскладання </text:span><text:span text:style-name="T9">завершується</text:span><text:span text:style-name="T5"> нульовою </text:span><text:span text:style-name="T9">суфіксацією</text:span><text:span text:style-name="T5">): </text:span><text:span text:style-name="T9">сталевар, шовкопряд, однолюб.</text:span></text:p>
        </text:list-item>
      </text:list>
      <text:p text:style-name="P7"><text:span text:style-name="T4">[</text:span><text:span text:style-name="T9">Горпинич В. О. Сучасна українська літературна мова. Морфеміка. Словотвір. Морфонологія: Навч. посіб. — К.: Вища шк., 1999.— С. 128—129</text:span><text:span text:style-name="T4">]</text:span></text:p>
      <text:p text:style-name="P20"/>
      <text:p text:style-name="P5"><text:span text:style-name="T4">Спосіб с</text:span><text:span text:style-name="T11">ловоскладання</text:span></text:p>
      <text:p text:style-name="P16">За допомогою словоскладання виражаються:</text:p>
      <text:list xml:id="list421151807" text:style-name="L21">
        <text:list-item>
          <text:p text:style-name="P55">родо-видові відношення (читець-декламатор);</text:p>
        </text:list-item>
        <text:list-item>
          <text:p text:style-name="P55">частина від цілого (бурят-монгол);</text:p>
        </text:list-item>
        <text:list-item>
          <text:p text:style-name="P55">функціональне призначення (салон-перукарня);</text:p>
        </text:list-item>
        <text:list-item>
          <text:p text:style-name="P55">підсилена ознака (перший-ліпший);</text:p>
        </text:list-item>
        <text:list-item>
          <text:p text:style-name="P55">невизначеність (хтозна-звідки);</text:p>
        </text:list-item>
        <text:list-item>
          <text:p text:style-name="P55">визначеність (навік-віки);</text:p>
        </text:list-item>
        <text:list-item>
          <text:p text:style-name="P55"><text:soft-page-break/>терміни (гамма-проміння);</text:p>
        </text:list-item>
        <text:list-item>
          <text:p text:style-name="P55">народні назви рослин (сон-трава).</text:p>
        </text:list-item>
      </text:list>
      <text:p text:style-name="P16">У системі складних слів існує чисте і змішане словоскладання.</text:p>
      <text:p text:style-name="P16">Чисте складання досить продуктивно діє у мові у межах композитних дериватів іменників, прикметників, прислівників. Композитні похідні співвідносяться з кількома типами словосполучень:</text:p>
      <text:list xml:id="list1575534059" text:style-name="L22">
        <text:list-item>
          <text:p text:style-name="P56">Складні іменники, утворені на базі словосполучення іменник + іменник:</text:p>
          <text:p text:style-name="P63"><text:span text:style-name="T13">залізо і цемент </text:span><text:span text:style-name="T14">→ </text:span><text:span text:style-name="T13">залізоцемент.</text:span></text:p>
          <text:p text:style-name="P63"><text:span text:style-name="T13">До цього типу відносимо і похідні слова, в яких у словосполученні один з іменників є вторинним, віддієслівним утворенням і мистить у собі афікси, </text:span><text:span text:style-name="T13">проте ці віддієслівні іменники існують у мові як самостійні слова, наприклад: оновлення сорту </text:span><text:span text:style-name="T14">→ </text:span><text:span text:style-name="T13">сортооновлення; але результатом складання з суфіксацією будуть композити на зразок білокрівці.</text:span></text:p>
        </text:list-item>
        <text:list-item>
          <text:p text:style-name="P56">Складні іменники, мотивовані сполученням прикметник + іменник:</text:p>
          <text:p text:style-name="P63"><text:span text:style-name="T13">сухі фрукти </text:span><text:span text:style-name="T14">→ </text:span><text:span text:style-name="T13">сухофрукти.</text:span></text:p>
          <text:p text:style-name="P63"><text:span text:style-name="T13">Утворення на зразок жовтобрюх</text:span><text:span text:style-name="T15">Ø, чорноземØ та ін. Належать до змішаного складання (складання з нуль-суфіксацією).</text:span></text:p>
        </text:list-item>
        <text:list-item>
          <text:p text:style-name="P56">Складні іменники, мотивовані сполученням числівник + іменник:</text:p>
          <text:p text:style-name="P63"><text:span text:style-name="T13">перше джерело </text:span><text:span text:style-name="T14">→ </text:span><text:span text:style-name="T13">першоджерело.</text:span></text:p>
        </text:list-item>
        <text:list-item>
          <text:p text:style-name="P56">Іменики, мотивовані сполученням займенник + іменник:</text:p>
          <text:p text:style-name="P56">самоцвіт, самоконтроль.</text:p>
          <text:p text:style-name="P56">У цих утвореннях займенник сам набуває значення префіксоїда, однак подібні похідні вважаються композитними. До цього типу дериватів належить і слово всесвіт.</text:p>
        </text:list-item>
        <text:list-item>
          <text:p text:style-name="P56">Декілька і менників, утворених на соснові сполучення прислівника та іменника:</text:p>
          <text:p text:style-name="P56">багатоніжка.</text:p>
        </text:list-item>
      </text:list>
      <text:p text:style-name="P16"><text:soft-page-break/><text:s/>[Вакарюк Л., Панцьо С. Українська мова. Морфеміка і словотвір. — Тернопіль, 2004, C. 157—158]</text:p>
      <text:p text:style-name="P16"/>
      <text:p text:style-name="P17">Абревіатурний спосіб</text:p>
      <text:p text:style-name="P16">При абревіації з'єднувані компоненти є найчастіше асемантичними частинами слова або окремими звуками, "уламками" слів: колгосп (колективне господарство). Компонентом абревіатури може бути й ціле (неусічене) слово: </text:p>
      <text:list xml:id="list1725970259" text:style-name="L23">
        <text:list-item>
          <text:p text:style-name="P57">райрада, земснаряд;</text:p>
        </text:list-item>
        <text:list-item>
          <text:p text:style-name="P57">метробуд, Львівсільмаш, Київметробуд.</text:p>
        </text:list-item>
      </text:list>
      <text:p text:style-name="P16">За допомогою абревіаційного способу утворюються головним чином іменники, зрідка — прикметники:</text:p>
      <text:list xml:id="list940261816" text:style-name="L24">
        <text:list-item>
          <text:p text:style-name="P58">лісостеп, медсанбат;</text:p>
        </text:list-item>
        <text:list-item>
          <text:p text:style-name="P58">агітмасовий, культмасовий.</text:p>
        </text:list-item>
      </text:list>
      <text:p text:style-name="P16">За структурою абревіатури поділяються на такі групи:</text:p>
      <text:list xml:id="list766586999" text:style-name="L25">
        <text:list-item>
          <text:p text:style-name="P59">ініціальні — поєднання в абревіатуру початкових звуків або літер: ПТУ</text:p>
        </text:list-item>
        <text:list-item>
          <text:p text:style-name="P59">уламкові — поєднання в абревіатуру асемантичних частин слова: філфак</text:p>
        </text:list-item>
        <text:list-item>
          <text:p text:style-name="P59">змішані — поєднання частин слова з ініціальними звуками (літерами): міськвно;</text:p>
        </text:list-item>
        <text:list-item>
          <text:p text:style-name="P59">усічено-словесні — поєднання частини слова з повноцінним словом: запчастини;</text:p>
        </text:list-item>
        <text:list-item>
          <text:p text:style-name="P59">словоформні — поєднання частини слова з відмінковою словоформою: завкафедрою</text:p>
        </text:list-item>
        <text:list-item>
          <text:p text:style-name="P59">комбіновані — поєднання початкової частини першого слова з кінцем другого: мерон (малоелестичний капрон);</text:p>
        </text:list-item>
        <text:list-item>
          <text:p text:style-name="P59">ініціально-цифрові: Ту-134.</text:p>
        </text:list-item>
      </text:list>
      <text:p text:style-name="P16">[Горпинич В. О. Сучасна українська літературна мова. Морфеміка. Словотвір. <text:soft-page-break/>Морфонологія: Навч. посіб. — К.: Вища шк., 1999.— С. 129—130]</text:p>
      <text:p text:style-name="P16"/>
      <text:p text:style-name="P17">Спосіб зрощення</text:p>
      <text:p text:style-name="P7"><text:span text:style-name="T9">За характером словотвірної бази зрощення подібне до основоскладання, тому що в нове слово зливаються значеннєві компоненти синтаксичного словосполучення: вічно зелений </text:span><text:span text:style-name="T4">→ </text:span><text:span text:style-name="T9">вічнозелений.</text:span></text:p>
      <text:p text:style-name="P16">Зрощення в усіх своїх формах тотожні компонентам твірного словосполучення: сьогодні, триста. Проте відмінності існують:</text:p>
      <text:list xml:id="list2008704635" text:style-name="L26">
        <text:list-item>
          <text:p text:style-name="P41"><text:span text:style-name="T4">у словосполученнях кілька наголосів, у зрощенні — один: цього дня </text:span><text:span text:style-name="T11">→ <text:s/></text:span><text:span text:style-name="T5">с</text:span><text:span text:style-name="T4">ьогодні</text:span></text:p>
        </text:list-item>
        <text:list-item>
          <text:p text:style-name="P41"><text:span text:style-name="T4">при трансформації словосполучення в зрощення може змінюватися порядок </text:span><text:span text:style-name="T4">компонентів: плинний швидко (час) </text:span><text:span text:style-name="T11">→ </text:span><text:span text:style-name="T4">швидкоплинний</text:span></text:p>
        </text:list-item>
      </text:list>
      <text:p text:style-name="P16">[Горпинич В. О. Сучасна українська літературна мова. Морфеміка. Словотвір. Морфонологія: Навч. посіб. — К.: Вища шк., 1999.— С. 130]</text:p>
      <text:p text:style-name="P16"/>
      <text:p text:style-name="P17">Семантичний спосіб</text:p>
      <text:p text:style-name="P7"><text:span text:style-name="T9">При семантичному способі не застосовуються спеціальні словотворчі засоби, а формантом виступає зміна семантики. </text:span><text:span text:style-name="T4">[</text:span><text:span text:style-name="T9">Горпинич В. О. Українська словотвірна дериватологія. — Дніпропетровськ, 1998, С. 129</text:span><text:span text:style-name="T4">] </text:span><text:span text:style-name="T9">Семантичний спосіб словотвору заснований на тому, що з колишнього багатозначного слова виділяється омонім, який втрачає семантичний зв</text:span><text:span text:style-name="T4">'</text:span><text:span text:style-name="T9">язок зі значенням цього багатозначного слова і, в результаті додаткового навантаження отримує нове лексичне значення. </text:span><text:span text:style-name="T4">[</text:span><text:span text:style-name="T9">Ковалик И. И. Вопрос</text:span><text:span text:style-name="T5">ы словообразования имен существительных восточнославянских языков в сравнении с другими славянскими языками. </text:span><text:span text:style-name="T9">— </text:span><text:span text:style-name="T5">АДД: Львов, 1961, С. 24</text:span><text:span text:style-name="T4">]</text:span></text:p>
      <text:p text:style-name="P16">Виділяють три різновиди семантичного словотворення:</text:p>
      <text:list xml:id="list1330455398" text:style-name="L27">
        <text:list-item>
          <text:p text:style-name="P60">розщеплення полісемічного слова на омоніми: рукав (1) — частина одягу, рукав (2) — ріки;</text:p>
        </text:list-item>
        <text:list-item>
          <text:p text:style-name="P60"><text:soft-page-break/>концентрація значень фразеологічного звороту в одному опорному слові і в пропуску залежних від нього слів: температура — підвищена (висока температура)</text:p>
        </text:list-item>
        <text:list-item>
          <text:p text:style-name="P42"><text:span text:style-name="T4">існуючим словам дається значення, непов</text:span><text:span text:style-name="T11">'</text:span><text:span text:style-name="T4">язане з основним (умовна номінація)</text:span><text:span text:style-name="T11">:</text:span><text:span text:style-name="T4"> </text:span><text:span text:style-name="T11">[</text:span><text:span text:style-name="T4">Горпинич В. О. Українська словотвірна дериватологія. — Дніпропетровськ, 1998, С. 129</text:span><text:span text:style-name="T11">] </text:span><text:span text:style-name="T4">“Україна”, “Галичина” (готелі), “Дзвін”, ”Сучасник” (журнали), “Зустріч”, “Планета” (заклади харчування), “Промінь”, “Сонечко” (дитячі садки), “Електрон”, “Славутич” (телевізори).</text:span></text:p>
        </text:list-item>
      </text:list>
      <text:p text:style-name="P4"><text:span text:style-name="T4">При семантичному способі нових слів не виникає, переосмислюються значення </text:span><text:span text:style-name="T4">наявних лексичних одиниць. Це дало підставу деяким мовознавцям розглядати цей </text:span><text:span text:style-name="T4">спосіб як суто лексичне явище, пов</text:span><text:span text:style-name="T11">'</text:span><text:span text:style-name="T4">язане з темами “Полісемія”, “Омонімія”. </text:span><text:span text:style-name="T11">[</text:span><text:span text:style-name="T5">Потиха З. А. Современное русское словообразование. Пособие для учителя. </text:span><text:span text:style-name="T4">— </text:span><text:span text:style-name="T5">М., 1970, С. 150</text:span><text:span text:style-name="T11">]</text:span></text:p>
      <text:p text:style-name="P16">[Вакарюк Л., Панцьо С. Українська мова. Морфеміка і словотвір. — Тернопіль, 2004, C. 172—173]</text:p>
      <text:p text:style-name="P16"/>
      <text:p text:style-name="P8"><text:span text:style-name="T9">Універбаційний </text:span><text:span text:style-name="T5">спос</text:span><text:span text:style-name="T9">іб</text:span></text:p>
      <text:p text:style-name="P16">ДОПИСАТИ!!!</text:p>
      <text:p text:style-name="P16"/>
      <text:p text:style-name="P8"><text:span text:style-name="T9">К</text:span><text:span text:style-name="T4">онверсійний </text:span><text:span text:style-name="T9">спосіб</text:span></text:p>
      <text:p text:style-name="P7"><text:span text:style-name="T9">Термін "конверсія" вживається у вузькому і широкому значенні. При вузькому розумінні конверсією називають лише випадки повного структурного збігу початкових форм твірного і похідного слів: прикметник майбутнє (майбутнє життя) і іменник майбутнє (наше майбутнє), дієприкметник придане (майно нареченої) й іменник придане (посаг нареченої — її придане). При широкому розумінні до конверсії відносять і випадки структурного збігу тільки основ твірних і похідних слів у їх початковій формі: золот-о і золот-ий, сіль-</text:span><text:span text:style-name="T16">Ø</text:span><text:span text:style-name="T9"> і сол-и-ти.</text:span></text:p>
      <text:p text:style-name="P16"><text:soft-page-break/>Конверсія — це різновид транспозиції. За її допомогою в українській мові утворюються:</text:p>
      <text:list xml:id="list627459992" text:style-name="L28">
        <text:list-item>
          <text:p text:style-name="P61">відприкметникові іменники — так звані субстантивовані прикметники: молода, молодий, бідний, багатий, ситий, голодний, мудрий, майбутнє, учительська, набережна, черговий;</text:p>
        </text:list-item>
        <text:list-item>
          <text:p text:style-name="P61">відіменникові прикметники: вулиця Шевченка (вулиця яка? — Шевченка), майдан Незалежності (майдан який? — Незалежності);</text:p>
        </text:list-item>
        <text:list-item>
          <text:p text:style-name="P49"><text:span text:style-name="T9">відприкметникові топоніми на -ин, -ів та ін.: Батура </text:span><text:span text:style-name="T4">→ </text:span><text:span text:style-name="T9">Батурин — місто Батурин, Чигар </text:span><text:span text:style-name="T4">→ </text:span><text:span text:style-name="T9">Чигирин — місто Чигирин;</text:span></text:p>
        </text:list-item>
        <text:list-item>
          <text:p text:style-name="P49"><text:span text:style-name="T9">відприкметникові прізвища на -ів, -ин: прикметник Сеня </text:span><text:span text:style-name="T4">→ </text:span><text:span text:style-name="T9">Сенів — </text:span><text:span text:style-name="T9">прізвище Сенів, прикметник Степан </text:span><text:span text:style-name="T4">→ </text:span><text:span text:style-name="T9">Степанів — прізвище Степанів; </text:span><text:span text:style-name="T9">прикметник Іваниха </text:span><text:span text:style-name="T4">→ </text:span><text:span text:style-name="T9">Іванишин — прізвище Іванишин;</text:span></text:p>
        </text:list-item>
        <text:list-item>
          <text:p text:style-name="P61">віддієприкметникові іменники: наречена, наречений, придане, гнані, ранені, підданий, хрещена (мати), хрещений (батько) (субстантивація дієприкметників);</text:p>
        </text:list-item>
        <text:list-item>
          <text:p text:style-name="P61">віддієприкметникові прикметники: пекучий, палаючий, сипучий, зрячий, любимий, невловимий, мислимий, терпимий, зримий, непримиримий, зрілий, загорілий (ад'єктивація дієприкметників);</text:p>
        </text:list-item>
        <text:list-item>
          <text:p text:style-name="P61">віддієприслівникові прислівники: лежачи, стоячи (пор. у Т. Г. Шевченка: "де люди плачуть живучи");</text:p>
        </text:list-item>
        <text:list-item>
          <text:p text:style-name="P61">відіменникові вигуки: Боже!, Господи!, жах!, горе!, лихо!, матінко!, нене!, мамо! (інтер'єктивація).</text:p>
        </text:list-item>
      </text:list>
      <text:p text:style-name="P16">[Горпинич В. О. Сучасна українська літературна мова. Морфеміка. Словотвір. Морфонологія: Навч. посіб. — К.: Вища шк., 1999.— С. 126—127]</text:p>
      <text:p text:style-name="P7"/>
      <text:p text:style-name="P8"><text:span text:style-name="T4">Флективний </text:span><text:span text:style-name="T9">спосіб</text:span></text:p>
      <text:p text:style-name="P7"><text:span text:style-name="T9">Своєрідність цього способу у тому, що флексія виконує не лише свою основну </text:span><text:soft-page-break/><text:span text:style-name="T9">формотворчу роль, а ще й словотворчу. Словотворчим засобом служить не ізольована морфема, а система флексій, які утворюють парадигму слова. </text:span><text:span text:style-name="T4">[</text:span><text:span text:style-name="T9">Ващук В. О. Флективний спосіб творення похідних іменників // УМВШ. — 1973. — </text:span><text:span text:style-name="T5">№ 10, С. 39</text:span><text:span text:style-name="T9">—</text:span><text:span text:style-name="T5">42</text:span><text:span text:style-name="T4">]</text:span></text:p>
      <text:p text:style-name="P16">До словотворчих флексій відносять:</text:p>
      <text:list xml:id="list34208987" text:style-name="L29">
        <text:list-item>
          <text:p text:style-name="P43"><text:span text:style-name="T4">іменникову флексію -а із семантико-граматичним значенням особи жіночої статі: змій </text:span><text:span text:style-name="T11">→ </text:span><text:span text:style-name="T4">змія;</text:span></text:p>
        </text:list-item>
        <text:list-item>
          <text:p text:style-name="P43"><text:span text:style-name="T4">іменникову флексію -а з ономастичним значенням: Володимир </text:span><text:span text:style-name="T11">→ </text:span><text:span text:style-name="T4">Володимира;</text:span></text:p>
        </text:list-item>
        <text:list-item>
          <text:p text:style-name="P43"><text:span text:style-name="T4">прикметникові флексії із семантико-граматичним значенням відносності -ий, -а, -е: зло </text:span><text:span text:style-name="T11">→ </text:span><text:span text:style-name="T4">злий; присвійності: куниця </text:span><text:span text:style-name="T11">→ </text:span><text:span text:style-name="T4">куничий; флексію -ий у </text:span><text:span text:style-name="T4">порядкових числівниках: десять </text:span><text:span text:style-name="T11">→ </text:span><text:span text:style-name="T4">десятий.</text:span></text:p>
        </text:list-item>
      </text:list>
      <text:p text:style-name="P16">У цьому ж способі виділяють такі різновиди:</text:p>
      <text:list xml:id="list765904316" text:style-name="L30">
        <text:list-item>
          <text:p text:style-name="P44"><text:span text:style-name="T4">утворення нових слів тієї ж частини мови: Олександр </text:span><text:span text:style-name="T11">→ </text:span><text:span text:style-name="T4">Олександра;</text:span></text:p>
        </text:list-item>
        <text:list-item>
          <text:p text:style-name="P44"><text:span text:style-name="T4">утворення нових слів іншої частини мови: золото </text:span><text:span text:style-name="T11">→ </text:span><text:span text:style-name="T4">золотий.</text:span></text:p>
        </text:list-item>
      </text:list>
      <text:p text:style-name="P16">[Вакарюк Л., Панцьо С. Українська мова. Морфеміка і словотвір. — Тернопіль, 2004, C. 151—152]</text:p>
      <text:p text:style-name="P8"><text:span text:style-name="T4">Акцентуаційний </text:span><text:span text:style-name="T9">спосіб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12-04-11T13:02:39</dc:date>
    <meta:editing-duration>PT18H19M43S</meta:editing-duration>
    <meta:editing-cycles>81</meta:editing-cycles>
    <meta:generator>LibreOffice/3.4$Linux LibreOffice_project/340m1$Build-402</meta:generator>
    <meta:document-statistic meta:table-count="1" meta:image-count="0" meta:object-count="0" meta:page-count="25" meta:paragraph-count="346" meta:word-count="4629" meta:character-count="34585" meta:non-whitespace-character-count="30330"/>
  </office:meta>
</office:document-meta>
</file>